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1cbbb9" officeooo:paragraph-rsid="001cbbb9"/>
    </style:style>
    <style:style style:name="P2" style:family="paragraph" style:parent-style-name="Standard">
      <style:text-properties officeooo:rsid="001e809c" officeooo:paragraph-rsid="001e809c"/>
    </style:style>
    <style:style style:name="P3" style:family="paragraph" style:parent-style-name="Standard">
      <style:text-properties fo:font-weight="bold" officeooo:rsid="001e809c" officeooo:paragraph-rsid="001e809c" style:font-weight-asian="bold" style:font-weight-complex="bold"/>
    </style:style>
    <style:style style:name="P4" style:family="paragraph" style:parent-style-name="Standard">
      <style:text-properties fo:font-weight="bold" officeooo:rsid="001cbbb9" officeooo:paragraph-rsid="001cbbb9" style:font-weight-asian="bold" style:font-weight-complex="bold"/>
    </style:style>
    <style:style style:name="P5" style:family="paragraph" style:parent-style-name="Standard">
      <style:text-properties fo:font-weight="normal" officeooo:rsid="001e809c" officeooo:paragraph-rsid="001e809c" style:font-weight-asian="normal" style:font-weight-complex="normal"/>
    </style:style>
    <style:style style:name="T1" style:family="text">
      <style:text-properties officeooo:rsid="001e669a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ΠΕΡΙΛΗΨΗ:</text:p>
      <text:p text:style-name="P1">- Να είναι 1 παράγραφος</text:p>
      <text:p text:style-name="P1">- Να έχει θεματική πρόταση + ανάλυση + κατακλείδα (τέλος)</text:p>
      <text:p text:style-name="P1">- Να έχει στοιχεία από το κείμενο + λέξεις κλειδιά + διαρθρωτικές <text:span text:style-name="T1">λέξεις/φράσεις</text:span> + ρήματα</text:p>
      <text:p text:style-name="P1"/>
      <text:p text:style-name="P1">ΠΧ: Ο συγγραφέας (αρθρογράφος, ποιητής..) του κειμένου αναφέρεται (αναφέρει, παρουσιάζει, πραγματεύεται, αντικρούει, υπογραμμίζει, διατείνεται, αντιτίθεται, συμφωνεί, διαφωνεί, αντικρούει)…</text:p>
      <text:p text:style-name="P1"/>
      <text:p text:style-name="P2"><text:span text:style-name="T2">Όταν λέει να παρουσιάσετε στην τάξη σας… (συμμαθητές, φίλους σας) και ΜΟΝΟ αν μου λείπουν λέξεις:</text:span></text:p>
      <text:p text:style-name="P5">Διάβασα προχθές ένα κείμενο που αναφέρονταν στην τέχνη. Σύμφωνα με το κείμενο αυτό ο συγγραφέας αναφερόταν…</text:p>
      <text:p text:style-name="P5"/>
      <text:p text:style-name="P3">Όταν λέει ΟΜΙΛΙΑ:</text:p>
      <text:p text:style-name="P5">Αξιότιμα μέλη, κυρίες και κύριοι,</text:p>
      <text:p text:style-name="P5">Αρχικά να ευχαριστήσουμε τον θεσμό, να βρεθούμε στην βουλή για να πούμε τις απόψεις μας. Σήμερα θα πούμε για την πρόοδο της τέχνης και του πολιτισμού. Πρώτον...</text:p>
      <text:p text:style-name="P5"/>
      <text:p text:style-name="P3">ΟΠΟΙΟ ΚΑΙ ΝΑ ΕΙΝΑΙ ΤΟ ΘΕΜΑ, ΠΑΝΤΑ ΤΕΛΕΙΩΝΟΥΜΕ…</text:p>
      <text:p text:style-name="P5">Τέλος…</text:p>
      <text:p text:style-name="P5"/>
      <text:p text:style-name="P5"><text:span text:style-name="T2">ΠΡΟΣΩΠΟΠΟΙΗΣΗ:</text:span> Ζωντανεύω κάτι άψυχο και στα έμψυχα δίνω χαρακτηριστικά προσώπου</text:p>
      <text:p text:style-name="P5"><text:span text:style-name="T2">Τι πετυχαίνει;</text:span> Δίνει παραστατικότητα, ζωντάνια, θεατρικότητα, δραματικότητα, συναισθησία, ανάγκη</text:p>
      <text:p text:style-name="P5"/>
      <text:p text:style-name="P5">Λειτουργία επανάληψης: Δηλώνει έμφαση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ans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4T12:10:34.197556584</meta:creation-date>
    <dc:date>2020-04-24T12:22:19.054547850</dc:date>
    <meta:editing-duration>PT11M45S</meta:editing-duration>
    <meta:editing-cycles>4</meta:editing-cycles>
    <meta:generator>LibreOffice/6.4.3.2$Linux_X86_64 LibreOffice_project/40$Build-2</meta:generator>
    <meta:document-statistic meta:table-count="0" meta:image-count="0" meta:object-count="0" meta:page-count="1" meta:paragraph-count="15" meta:word-count="148" meta:character-count="1045" meta:non-whitespace-character-count="912"/>
  </office:meta>
</office:document-meta>
</file>